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Fira Code" svg:font-family="'Fira Code'" style:font-pitch="fixed"/>
    <style:font-face style:name="Fira Mono" svg:font-family="'Fira Mono'" style:font-pitch="fixed"/>
    <style:font-face style:name="Fira Sans" svg:font-family="'Fira Sans'" style:font-family-generic="swiss" style:font-pitch="variable"/>
    <style:font-face style:name="Font Awesome 6 Free Regular" svg:font-family="'Font Awesome 6 Free Regular'" style:font-pitch="variable"/>
    <style:font-face style:name="Foulis Greek" svg:font-family="'Foulis Greek'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pitch="variable" style:font-charset="x-symbol"/>
    <style:font-face style:name="Roboto Mono" svg:font-family="'Roboto Mono'" style:font-pitch="fixed"/>
    <style:font-face style:name="Symbols Nerd Font" svg:font-family="'Symbols Nerd Font'" style:font-pitch="variable"/>
    <style:font-face style:name="Ubuntu" svg:font-family="Ubuntu" style:font-pitch="variable"/>
    <style:font-face style:name="monofur" svg:font-family="monofur" style:font-pitch="fixed"/>
  </office:font-face-decls>
  <office:automatic-styles>
    <style:style style:name="P1" style:family="paragraph" style:parent-style-name="Standard">
      <style:text-properties style:font-name="DejaVu Sans Mono" fo:font-size="26pt" officeooo:rsid="000a07e5" officeooo:paragraph-rsid="000a07e5" style:font-size-asian="26pt" style:font-size-complex="26pt"/>
    </style:style>
    <style:style style:name="P2" style:family="paragraph" style:parent-style-name="Standard">
      <style:text-properties style:font-name="Droid Serif" fo:font-size="26pt" officeooo:rsid="000a07e5" officeooo:paragraph-rsid="000a07e5" style:font-size-asian="26pt" style:font-size-complex="26pt"/>
    </style:style>
    <style:style style:name="P3" style:family="paragraph" style:parent-style-name="Standard">
      <style:text-properties style:font-name="Fira Code" fo:font-size="26pt" officeooo:rsid="000a07e5" officeooo:paragraph-rsid="000a07e5" style:font-size-asian="26pt" style:font-size-complex="26pt"/>
    </style:style>
    <style:style style:name="P4" style:family="paragraph" style:parent-style-name="Standard">
      <style:text-properties style:font-name="Fira Mono" fo:font-size="26pt" officeooo:rsid="000a07e5" officeooo:paragraph-rsid="000a07e5" style:font-size-asian="26pt" style:font-size-complex="26pt"/>
    </style:style>
    <style:style style:name="P5" style:family="paragraph" style:parent-style-name="Standard">
      <style:text-properties style:font-name="Fira Sans" fo:font-size="26pt" officeooo:rsid="000a07e5" officeooo:paragraph-rsid="000a07e5" style:font-size-asian="26pt" style:font-size-complex="26pt"/>
    </style:style>
    <style:style style:name="P6" style:family="paragraph" style:parent-style-name="Standard">
      <style:text-properties style:font-name="Hack" fo:font-size="26pt" officeooo:rsid="000a07e5" officeooo:paragraph-rsid="000a07e5" style:font-size-asian="26pt" style:font-size-complex="26pt"/>
    </style:style>
    <style:style style:name="P7" style:family="paragraph" style:parent-style-name="Standard">
      <style:text-properties style:font-name="Liberation Mono" fo:font-size="26pt" officeooo:rsid="000a07e5" officeooo:paragraph-rsid="000a07e5" style:font-size-asian="26pt" style:font-size-complex="26pt"/>
    </style:style>
    <style:style style:name="P8" style:family="paragraph" style:parent-style-name="Standard">
      <style:text-properties style:font-name="Liberation Mono" fo:font-size="26pt" officeooo:rsid="000a07e5" officeooo:paragraph-rsid="000ded86" style:font-size-asian="26pt" style:font-size-complex="26pt"/>
    </style:style>
    <style:style style:name="P9" style:family="paragraph" style:parent-style-name="Standard">
      <style:text-properties style:font-name="Liberation Sans" fo:font-size="26pt" officeooo:rsid="000a07e5" officeooo:paragraph-rsid="000a07e5" style:font-size-asian="26pt" style:font-size-complex="26pt"/>
    </style:style>
    <style:style style:name="P10" style:family="paragraph" style:parent-style-name="Standard">
      <style:text-properties fo:font-size="26pt" officeooo:rsid="000a07e5" officeooo:paragraph-rsid="000a07e5" style:font-size-asian="26pt" style:font-size-complex="26pt"/>
    </style:style>
    <style:style style:name="T1" style:family="text">
      <style:text-properties style:font-name="Font Awesome 6 Free Regular"/>
    </style:style>
    <style:style style:name="T2" style:family="text">
      <style:text-properties style:font-name="monofur"/>
    </style:style>
    <style:style style:name="T3" style:family="text">
      <style:text-properties style:font-name="Roboto Mono"/>
    </style:style>
    <style:style style:name="T4" style:family="text">
      <style:text-properties style:font-name="Roboto Mono" officeooo:rsid="000befb0"/>
    </style:style>
    <style:style style:name="T5" style:family="text">
      <style:text-properties officeooo:rsid="000be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0glet <text:span text:style-name="T5">DejaVu</text:span></text:p>
      <text:p text:style-name="P2"/>
      <text:p text:style-name="P3">Go0glet <text:span text:style-name="T5">Fira</text:span></text:p>
      <text:p text:style-name="P4">Go0glet <text:span text:style-name="T5">Fira</text:span></text:p>
      <text:p text:style-name="P5"/>
      <text:p text:style-name="P6">Go0glet <text:span text:style-name="T5">Hack</text:span></text:p>
      <text:p text:style-name="P6"/>
      <text:p text:style-name="P7">Go0glet <text:span text:style-name="T5">Liberation</text:span></text:p>
      <text:p text:style-name="P9"/>
      <text:p text:style-name="P10"><text:span text:style-name="T3">Go0glet </text:span><text:span text:style-name="T4">Robo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Fira Code" svg:font-family="'Fira Code'" style:font-pitch="fixed"/>
    <style:font-face style:name="Fira Mono" svg:font-family="'Fira Mono'" style:font-pitch="fixed"/>
    <style:font-face style:name="Fira Sans" svg:font-family="'Fira Sans'" style:font-family-generic="swiss" style:font-pitch="variable"/>
    <style:font-face style:name="Font Awesome 6 Free Regular" svg:font-family="'Font Awesome 6 Free Regular'" style:font-pitch="variable"/>
    <style:font-face style:name="Foulis Greek" svg:font-family="'Foulis Greek'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pitch="variable" style:font-charset="x-symbol"/>
    <style:font-face style:name="Roboto Mono" svg:font-family="'Roboto Mono'" style:font-pitch="fixed"/>
    <style:font-face style:name="Symbols Nerd Font" svg:font-family="'Symbols Nerd Font'" style:font-pitch="variable"/>
    <style:font-face style:name="Ubuntu" svg:font-family="Ubuntu" style:font-pitch="variable"/>
    <style:font-face style:name="monofur" svg:font-family="monofu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0:50:44.706630746</meta:creation-date>
    <dc:date>2022-04-18T11:25:18.663079860</dc:date>
    <meta:editing-duration>PT14M22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6" meta:word-count="12" meta:character-count="82" meta:non-whitespace-character-count="76"/>
  </office:meta>
</office:document-meta>
</file>